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tyle="normal" fo:font-weight="bold" officeooo:rsid="001acb17" officeooo:paragraph-rsid="00000c10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tyle="normal" fo:font-weight="bold" officeooo:rsid="000167e4" officeooo:paragraph-rsid="000167e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tyle="normal" fo:font-weight="bold" officeooo:rsid="000167e4" officeooo:paragraph-rsid="0002dd52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style="normal" fo:font-weight="bold" officeooo:rsid="0001a7ad" officeooo:paragraph-rsid="0001a7a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font-style="normal" fo:font-weight="bold" officeooo:rsid="0002dd52" officeooo:paragraph-rsid="0002dd52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tyle="normal" fo:font-weight="bold" officeooo:rsid="0002dd52" officeooo:paragraph-rsid="0006aae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style="normal" fo:font-weight="bold" officeooo:rsid="0004b167" officeooo:paragraph-rsid="0004b16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style="normal" fo:font-weight="bold" officeooo:rsid="00098d39" officeooo:paragraph-rsid="00098d3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style="normal" officeooo:rsid="001acb17" officeooo:paragraph-rsid="00000c10" style:font-style-asian="normal" style:font-style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tyle="normal" fo:font-weight="normal" officeooo:rsid="0001a7ad" officeooo:paragraph-rsid="0001a7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style="normal" fo:font-weight="normal" officeooo:rsid="0001a7ad" officeooo:paragraph-rsid="0001f49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tyle="normal" fo:font-weight="normal" officeooo:rsid="0001f493" officeooo:paragraph-rsid="0001f49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tyle="normal" fo:font-weight="normal" officeooo:rsid="00085cda" officeooo:paragraph-rsid="00085cd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tyle="normal" fo:font-weight="normal" officeooo:rsid="00098d39" officeooo:paragraph-rsid="00098d3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tyle="normal" fo:font-weight="normal" officeooo:rsid="000a56b4" officeooo:paragraph-rsid="000a56b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style="normal" fo:font-weight="normal" officeooo:rsid="000aab6f" officeooo:paragraph-rsid="000aab6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01f493" officeooo:paragraph-rsid="0003e41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04b167" officeooo:paragraph-rsid="0004b16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06aae0" officeooo:paragraph-rsid="0006aae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font-size="16pt" fo:font-style="normal" style:text-underline-style="solid" style:text-underline-width="auto" style:text-underline-color="font-color" fo:font-weight="bold" officeooo:rsid="001acb17" officeooo:paragraph-rsid="00000c10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fo:font-size="14pt" fo:font-style="normal" fo:font-weight="bold" officeooo:rsid="001acb17" officeooo:paragraph-rsid="00000c1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fo:font-size="10pt" fo:font-style="normal" fo:font-weight="bold" officeooo:rsid="001acb17" officeooo:paragraph-rsid="00000c10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officeooo:paragraph-rsid="000a56b4"/>
    </style:style>
    <style:style style:name="P24" style:family="paragraph" style:parent-style-name="Standard">
      <style:paragraph-properties fo:line-height="115%" fo:text-align="justify" style:justify-single-word="false"/>
      <style:text-properties officeooo:rsid="000a56b4" officeooo:paragraph-rsid="000a56b4"/>
    </style:style>
    <style:style style:name="P25" style:family="paragraph" style:parent-style-name="Standard" style:list-style-name="L1">
      <style:paragraph-properties fo:line-height="115%" fo:text-align="justify" style:justify-single-word="false"/>
      <style:text-properties fo:font-style="normal" style:text-underline-style="none" fo:font-weight="normal" officeooo:rsid="0004b167" officeooo:paragraph-rsid="0004b16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04b167" officeooo:paragraph-rsid="0004b167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line-height="115%" fo:text-align="justify" style:justify-single-word="false"/>
      <style:text-properties fo:font-style="normal" style:text-underline-style="none" fo:font-weight="normal" officeooo:rsid="0006aae0" officeooo:paragraph-rsid="0006aae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0b63bc" officeooo:paragraph-rsid="000b63b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font-style="normal" fo:font-weight="normal" officeooo:rsid="000a56b4" officeooo:paragraph-rsid="000a56b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style="normal" fo:font-weight="normal" officeooo:rsid="000a56b4" officeooo:paragraph-rsid="000b63b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style="normal" fo:font-weight="normal" officeooo:rsid="00098d39" officeooo:paragraph-rsid="000b63b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fo:font-style="normal" fo:font-weight="normal" officeooo:rsid="0001a7ad" officeooo:paragraph-rsid="000b63b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fo:font-style="normal" fo:font-weight="normal" officeooo:rsid="0001f493" officeooo:paragraph-rsid="000b63b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font-style="normal" fo:font-weight="normal" officeooo:rsid="00085cda" officeooo:paragraph-rsid="000b63b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fo:font-style="normal" fo:font-weight="bold" officeooo:rsid="0002dd52" officeooo:paragraph-rsid="0006aae0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fo:font-style="normal" fo:font-weight="bold" officeooo:rsid="0002dd52" officeooo:paragraph-rsid="0002dd52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fo:font-style="normal" fo:font-weight="bold" officeooo:rsid="0002dd52" officeooo:paragraph-rsid="000c8741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fo:font-style="normal" fo:font-weight="bold" officeooo:rsid="000167e4" officeooo:paragraph-rsid="000167e4" style:font-style-asian="normal" style:font-weight-asian="bold" style:font-style-complex="normal" style:font-weight-complex="bold"/>
    </style:style>
    <style:style style:name="P39" style:family="paragraph" style:parent-style-name="Standard" style:list-style-name="L1">
      <style:paragraph-properties fo:line-height="115%" fo:text-align="justify" style:justify-single-word="false"/>
      <style:text-properties fo:font-size="12pt" fo:font-style="normal" style:text-underline-style="none" fo:font-weight="normal" officeooo:rsid="0006aae0" officeooo:paragraph-rsid="0006aae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fo:font-style="italic" fo:font-weight="bold" officeooo:rsid="001acb17" officeooo:paragraph-rsid="00000c10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line-height="115%" fo:text-align="justify" style:justify-single-word="false"/>
      <style:text-properties fo:font-style="italic" style:text-underline-style="none" fo:font-weight="normal" officeooo:rsid="000c8741" officeooo:paragraph-rsid="000c8741" style:font-style-asian="italic" style:font-weight-asian="normal" style:font-style-complex="italic" style:font-weight-complex="normal"/>
    </style:style>
    <style:style style:name="P42" style:family="paragraph" style:parent-style-name="Standard" style:list-style-name="L2">
      <style:paragraph-properties fo:line-height="115%" fo:text-align="justify" style:justify-single-word="false"/>
      <style:text-properties officeooo:paragraph-rsid="000b63bc"/>
    </style:style>
    <style:style style:name="P43" style:family="paragraph" style:parent-style-name="Standard" style:list-style-name="L3">
      <style:paragraph-properties fo:line-height="115%" fo:text-align="justify" style:justify-single-word="false"/>
      <style:text-properties officeooo:paragraph-rsid="000c8741"/>
    </style:style>
    <style:style style:name="P44" style:family="paragraph" style:parent-style-name="Standard" style:list-style-name="L3">
      <style:paragraph-properties fo:line-height="115%" fo:text-align="justify" style:justify-single-word="false"/>
      <style:text-properties officeooo:paragraph-rsid="000cf27a"/>
    </style:style>
    <style:style style:name="P45" style:family="paragraph" style:parent-style-name="Standard" style:list-style-name="L3">
      <style:paragraph-properties fo:line-height="115%" fo:text-align="justify" style:justify-single-word="false"/>
      <style:text-properties officeooo:paragraph-rsid="000dc0b8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0dc0b8" officeooo:paragraph-rsid="000dc0b8"/>
    </style:style>
    <style:style style:name="T1" style:family="text">
      <style:text-properties officeooo:rsid="00000c1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normal" officeooo:rsid="000c8741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0cf27a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0dc0b8" style:font-style-asian="italic" style:font-weight-asian="normal" style:font-style-complex="italic" style:font-weight-complex="normal"/>
    </style:style>
    <style:style style:name="T6" style:family="text">
      <style:text-properties officeooo:rsid="0001f493"/>
    </style:style>
    <style:style style:name="T7" style:family="text">
      <style:text-properties officeooo:rsid="0002dd52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weight="bold" officeooo:rsid="001acb17" style:font-size-asian="10pt" style:font-weight-asian="bold" style:font-size-complex="10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4b167"/>
    </style:style>
    <style:style style:name="T13" style:family="text">
      <style:text-properties style:text-underline-style="solid" style:text-underline-width="auto" style:text-underline-color="font-color" officeooo:rsid="0006aae0"/>
    </style:style>
    <style:style style:name="T14" style:family="text">
      <style:text-properties style:text-underline-style="solid" style:text-underline-width="auto" style:text-underline-color="font-color" officeooo:rsid="000c8741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06aae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normal" style:text-underline-style="none" fo:font-weight="normal" officeooo:rsid="000cf27a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0a56b4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a56b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c8741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style:text-underline-style="none" fo:font-weight="normal" officeooo:rsid="000c8741" style:font-weight-asian="normal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0dc0b8" style:font-size-asian="16pt" style:font-size-complex="16pt"/>
    </style:style>
    <style:style style:name="T28" style:family="text">
      <style:text-properties fo:font-size="16pt" style:text-underline-style="none" officeooo:rsid="000b63bc" style:font-size-asian="16pt" style:font-size-complex="16pt"/>
    </style:style>
    <style:style style:name="T29" style:family="text">
      <style:text-properties fo:font-size="16pt" fo:font-style="normal" style:text-underline-style="none" fo:font-weight="normal" officeooo:rsid="000b63bc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officeooo:rsid="000c8741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text-underline-style="solid" style:text-underline-type="double" style:text-underline-width="auto" style:text-underline-color="font-color" officeooo:rsid="0001f493"/>
    </style:style>
    <style:style style:name="T33" style:family="text">
      <style:text-properties officeooo:rsid="000cf27a"/>
    </style:style>
    <style:style style:name="T34" style:family="text">
      <style:text-properties officeooo:rsid="000dc0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urso GIMP</text:p>
      <text:p text:style-name="P9"/>
      <text:p text:style-name="P21">Curso <text:span text:style-name="T1">Full Gimp Beginner Course – Michael Brig</text:span></text:p>
      <text:p text:style-name="P1"/>
      <text:p text:style-name="P40"><text:a xlink:type="simple" xlink:href="https://www.youtube.com/watch?v=vsBJ5JM0udg&amp;list=WL&amp;index=9" text:style-name="Internet_20_link" text:visited-style-name="Visited_20_Internet_20_Link"><text:span text:style-name="T9">https://www.youtube.com/watch?v=vsBJ5JM0udg&amp;list=WL&amp;index=9</text:span></text:a></text:p>
      <text:p text:style-name="P31"><text:span text:style-name="T28">→</text:span></text:p>
      <text:p text:style-name="P22"><text:s text:c="2"/> <text:s text:c="2"/></text:p>
      <text:p text:style-name="P1"/>
      <text:p text:style-name="P7">** <text:span text:style-name="T11">ShortCuts:</text:span></text:p>
      <text:p text:style-name="P7"/>
      <text:list text:style-name="L1">
        <text:list-item>
          <text:p text:style-name="P25">Crtl + J <text:span text:style-name="T8"> <text:s/></text:span><text:s/>Centralizar imagem</text:p>
        </text:list-item>
        <text:list-item>
          <text:p text:style-name="P25">Crtl + Shift + J <text:s/><text:span text:style-name="T8"> <text:s/></text:span><text:s/>Ajustar a imagem à tela</text:p>
        </text:list-item>
        <text:list-item>
          <text:p text:style-name="P27">Crtl + Left <text:span text:style-name="T10"> <text:s text:c="2"/></text:span><text:span text:style-name="T17">zoom ao contrário (zoom out)</text:span></text:p>
        </text:list-item>
        <text:list-item>
          <text:p text:style-name="P39">Crtl + Mouse wheel  <text:s text:c="2"/>Zoom In e out</text:p>
        </text:list-item>
        <text:list-item>
          <text:p text:style-name="P39">shift + Mouse wheel <text:s/> <text:s text:c="2"/>Mover p esquerda e Dir</text:p>
        </text:list-item>
      </text:list>
      <text:p text:style-name="P18"/>
      <text:p text:style-name="P2"/>
      <text:p text:style-name="P8">1. Layout</text:p>
      <text:p text:style-name="P14"><text:span text:style-name="T2">Editar – Preferências</text:span> = <text:span text:style-name="T19">S</text:span>etup do Gimp</text:p>
      <text:p text:style-name="P31">* <text:span text:style-name="T2">Interface -- Gerenciamento de janelas</text:span> <text:span text:style-name="T28">→</text:span> <text:span text:style-name="T30">para </text:span><text:span text:style-name="T31">restauração do Layout padrão do Gimp;</text:span></text:p>
      <text:p text:style-name="P15"><text:span text:style-name="T30">A</text:span>pós, reinicializar <text:span text:style-name="T30">o App.</text:span></text:p>
      <text:p text:style-name="P15"/>
      <text:list text:style-name="L2">
        <text:list-item>
          <text:p text:style-name="P42"><text:span text:style-name="T21">Ferramentas </text:span><text:span text:style-name="T29">→</text:span><text:span text:style-name="T21"> </text:span><text:span text:style-name="T22">(M</text:span><text:span text:style-name="T21">enu rápido: </text:span><text:span text:style-name="T22">t</text:span><text:span text:style-name="T21">opo-esquerda</text:span><text:span text:style-name="T22">)</text:span></text:p>
        </text:list-item>
      </text:list>
      <text:p text:style-name="P23"><text:span text:style-name="T21"/></text:p>
      <text:p text:style-name="P15">Janelas</text:p>
      <text:p text:style-name="P30">A) Modo Janela única <text:span text:style-name="T28">→</text:span> mantém todas as abas do Gimp em uma única janela;</text:p>
      <text:p text:style-name="P30">b) <text:span text:style-name="T2">Diálogos de Encaixe</text:span> <text:span text:style-name="T28">→</text:span> <text:span text:style-name="T30">(M</text:span>enu<text:span text:style-name="T30">s-</text:span>rápid<text:span text:style-name="T30">o</text:span> direito: <text:span text:style-name="T30">cima e embaixo)</text:span></text:p>
      <text:p text:style-name="P24"><text:span text:style-name="T20"/></text:p>
      <text:p text:style-name="P24"><text:span text:style-name="T20"/></text:p>
      <text:p text:style-name="P2"><text:span text:style-name="T11">1. Abrir e Redimensionar</text:span></text:p>
      <text:p text:style-name="P2"/>
      <text:p text:style-name="P10">** Mesmo botões na aba principal tenho com o botão direito em cima da imagem aberta!</text:p>
      <text:p text:style-name="P4"/>
      <text:p text:style-name="P11">Aba <text:span text:style-name="T2">Imagem</text:span> -- <text:span text:style-name="T2">Tamanho da tela de pintura</text:span> (Canva size):</text:p>
      <text:p text:style-name="P11"><text:span text:style-name="T7">M</text:span>ostra e ajusta o tamanho da imagem , <text:span text:style-name="T6">porém cortando a imagem para o novo tamanho;</text:span></text:p>
      <text:p text:style-name="P11"/>
      <text:p text:style-name="P32"><text:span text:style-name="T6">Já em acesso rá</text:span>pido: <text:span text:style-name="T2">transformação única -- redimensionar, </text:span><text:span text:style-name="T6">podemos redimensionar a imagem, mantendo todos os elementos, </text:span><text:span text:style-name="T32">inclusive</text:span><text:span text:style-name="T6"> a proporção.</text:span></text:p>
      <text:p text:style-name="P4"><text:span text:style-name="T2"/></text:p>
      <text:p text:style-name="P33">** Cadeado (ou shift) <text:span text:style-name="T28">→</text:span><text:span text:style-name="T15"> </text:span><text:span text:style-name="T7">mantém </text:span>ou <text:span text:style-name="T7">não a mesma </text:span>proporção <text:span text:style-name="T7">da imagem original</text:span></text:p>
      <text:p text:style-name="P34">** +Crtl <text:span text:style-name="T28">→</text:span> redimensionamento a partir do centro</text:p>
      <text:p text:style-name="P13"/>
      <text:p text:style-name="P16">Clicando na imagem aberta, podemos ver as informações de dimensionamento</text:p>
      <text:p text:style-name="P12"><text:soft-page-break/></text:p>
      <text:p text:style-name="P5"><text:span text:style-name="T11">2. Zoom </text:span><text:span text:style-name="T12">Tool </text:span><text:span text:style-name="T14">(ícone Lupa)</text:span></text:p>
      <text:p text:style-name="P5"><text:span text:style-name="T12"/></text:p>
      <text:p text:style-name="P37">Í<text:span text:style-name="T30">cone Lupa <text:s/>(</text:span><text:span text:style-name="T25">Menu-rápido: topo esquerda)</text:span></text:p>
      <text:p text:style-name="P37"><text:span text:style-name="T25"/></text:p>
      <text:p text:style-name="P18">Permite selecionar especificamente <text:span text:style-name="T16">um elemento </text:span>dentro da imagem e dar zoom.</text:p>
      <text:p text:style-name="P28">Ctrl + <text:span text:style-name="T16">Left </text:span><text:span text:style-name="T26">→</text:span><text:span text:style-name="T17">Dá zoom inverso ao selecionado</text:span> </text:p>
      <text:p text:style-name="P18"/>
      <text:p text:style-name="P28">** No rodapé do programa, como também em vizualizar <text:span text:style-name="T24">→</text:span> Zoom, temos mais opções de zoom</text:p>
      <text:p text:style-name="P18"/>
      <text:p text:style-name="P6"><text:span text:style-name="T13">3</text:span><text:span text:style-name="T11">. </text:span><text:span text:style-name="T13">Camadas (Layers)</text:span><text:span text:style-name="T14">(Ícone 3 Folhas uma em cima das outras)</text:span></text:p>
      <text:p text:style-name="P6"><text:span text:style-name="T13"/></text:p>
      <text:p text:style-name="P41"><text:span text:style-name="T16">J</text:span>anelas -- Diálogos de Encaixe – Camadas /<text:span text:style-name="T23"> <text:s/>Ctrl + L <text:s/>/ (Menu-rápido: baixo direita)</text:span></text:p>
      <text:p text:style-name="P41"><text:span text:style-name="T23"/></text:p>
      <text:list text:style-name="L3">
        <text:list-header>
          <text:p text:style-name="P43">Í<text:span text:style-name="T34">cones Menu-rápido:</text:span></text:p>
        </text:list-header>
        <text:list-item>
          <text:p text:style-name="P43"><text:span text:style-name="T5">O</text:span><text:span text:style-name="T4">lho – pemite visualizar a camada, ou não</text:span></text:p>
        </text:list-item>
        <text:list-item>
          <text:p text:style-name="P44"><text:span text:style-name="T4">Setas p/ cima ou p/ baixo </text:span><text:span text:style-name="T29">→</text:span><text:span text:style-name="T18">passa a camada p frente ou p/ trás</text:span></text:p>
        </text:list-item>
        <text:list-item>
          <text:p text:style-name="P44"><text:span text:style-name="T33">‘+’ →Cria uma nova camada</text:span></text:p>
        </text:list-item>
        <text:list-item>
          <text:p text:style-name="P45">Í<text:span text:style-name="T34">cone das 3 folhas com seta p baixo </text:span><text:span text:style-name="T27">→</text:span><text:span text:style-name="T34"> == Agrupar do Canva (Merge) </text:span></text:p>
          <text:p text:style-name="P45"><text:span text:style-name="T34">→agrupa com a camada imediatamente abaixo da selecionada</text:span></text:p>
        </text:list-item>
      </text:list>
      <text:p text:style-name="P46"/>
      <text:p text:style-name="P46">Texto → ao se criar uma caixa de diálogo com texto, uma camada é automáticamente criada!</text:p>
      <text:p text:style-name="P6"><text:span text:style-name="T13"/></text:p>
      <text:p text:style-name="P6"><text:span text:style-name="T13"/></text:p>
      <text:p text:style-name="P19"><text:span text:style-name="T17"/></text:p>
      <text:p text:style-name="P19"><text:span text:style-name="T17"/></text:p>
      <text:p text:style-name="P19"><text:span text:style-name="T17"/></text:p>
      <text:p text:style-name="P18"/>
      <text:p text:style-name="P18"/>
      <text:p text:style-name="P5"><text:span text:style-name="T11"/></text:p>
      <text:p text:style-name="P18"/>
      <text:p text:style-name="P5"><text:span text:style-name="T11"/></text:p>
      <text:p text:style-name="P17"><text:s text:c="3"/></text:p>
      <text:p text:style-name="P3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0:39:46.432651408</meta:creation-date>
    <dc:date>2024-08-30T15:34:42.989280938</dc:date>
    <meta:editing-duration>PT1H26M52S</meta:editing-duration>
    <meta:editing-cycles>10</meta:editing-cycles>
    <meta:generator>LibreOffice/24.2.5.2$Linux_X86_64 LibreOffice_project/420$Build-2</meta:generator>
    <meta:document-statistic meta:table-count="0" meta:image-count="0" meta:object-count="0" meta:page-count="2" meta:paragraph-count="42" meta:word-count="360" meta:character-count="2040" meta:non-whitespace-character-count="1704"/>
  </office:meta>
</office:document-meta>
</file>